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pha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empo Computo</text:p>
          </table:table-cell>
          <table:table-cell office:value-type="string" calcext:value-type="string">
            <text:p>(con 1000 iter)11542,2</text:p>
          </table:table-cell>
          <table:table-cell office:value-type="string" calcext:value-type="string">
            <text:p>corri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a Media</text:p>
          </table:table-cell>
          <table:table-cell office:value-type="float" office:value="0.97" calcext:value-type="float">
            <text:p>0.97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17.435" calcext:value-type="float">
            <text:p>617.435</text:p>
          </table:table-cell>
          <table:table-cell office:value-type="float" office:value="0.9625" calcext:value-type="float">
            <text:p>0.962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10.387" calcext:value-type="float">
            <text:p>710.387</text:p>
          </table:table-cell>
          <table:table-cell office:value-type="float" office:value="0.867476" calcext:value-type="float">
            <text:p>0.867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21.686" calcext:value-type="float">
            <text:p>721.686</text:p>
          </table:table-cell>
          <table:table-cell office:value-type="float" office:value="0.843286" calcext:value-type="float">
            <text:p>0.8432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3448.03" calcext:value-type="float">
            <text:p>3448.03</text:p>
          </table:table-cell>
          <table:table-cell office:value-type="float" office:value="0.577286" calcext:value-type="float">
            <text:p>0.57728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65.895" calcext:value-type="float">
            <text:p>865.895</text:p>
          </table:table-cell>
          <table:table-cell office:value-type="float" office:value="0.95831" calcext:value-type="float">
            <text:p>0.9583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068.11" calcext:value-type="float">
            <text:p>2068.11</text:p>
          </table:table-cell>
          <table:table-cell office:value-type="float" office:value="0.956929" calcext:value-type="float">
            <text:p>0.956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20:05:54.3713864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8:06.641078474</meta:creation-date>
    <dc:date>2015-05-11T01:06:53.419429079</dc:date>
    <meta:editing-duration>PT3H32M5S</meta:editing-duration>
    <meta:editing-cycles>9</meta:editing-cycles>
    <meta:generator>LibreOffice/4.2.6.3$Linux_X86_64 LibreOffice_project/420m0$Build-3</meta:generator>
    <meta:document-statistic meta:table-count="1" meta:cell-count="51" meta:object-count="0"/>
  </office:meta>
</office:document-meta>
</file>